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Title" style:master-page-name="First_20_Page">
      <style:paragraph-properties style:page-number="auto"/>
      <style:text-properties officeooo:rsid="00148a91" officeooo:paragraph-rsid="00148a91"/>
    </style:style>
    <style:style style:name="P2" style:family="paragraph" style:parent-style-name="Heading_20_1">
      <style:text-properties fo:language="ru" fo:country="RU" officeooo:rsid="00154991" officeooo:paragraph-rsid="00154991"/>
    </style:style>
    <style:style style:name="P3" style:family="paragraph" style:parent-style-name="Heading_20_2">
      <style:text-properties officeooo:rsid="00148a91" officeooo:paragraph-rsid="00148a91"/>
    </style:style>
    <style:style style:name="P4" style:family="paragraph" style:parent-style-name="First_20_line_20_indent">
      <style:text-properties officeooo:rsid="00148a91" officeooo:paragraph-rsid="00154991"/>
    </style:style>
    <style:style style:name="P5" style:family="paragraph" style:parent-style-name="Первая_20_строка_20_с_20_отступом_20__28_нумерованный_29_">
      <style:text-properties officeooo:rsid="00154991" officeooo:paragraph-rsid="00171b5f"/>
    </style:style>
    <style:style style:name="P6" style:family="paragraph" style:parent-style-name="Первая_20_строка_20_с_20_отступом_20__28_нумерованный_29_">
      <style:text-properties officeooo:rsid="0015f45f" officeooo:paragraph-rsid="0015f45f"/>
    </style:style>
    <style:style style:name="P7" style:family="paragraph" style:parent-style-name="Первая_20_строка_20_с_20_отступом_20__28_нумерованный_29_">
      <style:text-properties fo:language="ru" fo:country="RU" officeooo:rsid="0015f45f" officeooo:paragraph-rsid="0015f45f"/>
    </style:style>
    <style:style style:name="P8" style:family="paragraph" style:parent-style-name="Первая_20_строка_20_с_20_отступом_20__28_нумерованный_29_">
      <style:text-properties fo:language="ru" fo:country="RU" officeooo:rsid="00150224" officeooo:paragraph-rsid="00150224"/>
    </style:style>
    <style:style style:name="P9" style:family="paragraph" style:parent-style-name="Heading_20_2">
      <style:text-properties officeooo:rsid="00171b5f" officeooo:paragraph-rsid="00171b5f"/>
    </style:style>
    <style:style style:name="P10" style:family="paragraph" style:parent-style-name="Первая_20_строка_20_с_20_отступом_20__28_нумерованный_29_">
      <style:text-properties officeooo:paragraph-rsid="00171b5f"/>
    </style:style>
    <style:style style:name="P11" style:family="paragraph" style:parent-style-name="Первая_20_строка_20_с_20_отступом_20__28_нумерованный_29_">
      <style:text-properties officeooo:rsid="001833dc" officeooo:paragraph-rsid="001833dc"/>
    </style:style>
    <style:style style:name="T1" style:family="text">
      <style:text-properties fo:language="en" fo:country="US" officeooo:rsid="00154991"/>
    </style:style>
    <style:style style:name="T2" style:family="text">
      <style:text-properties officeooo:rsid="00154991"/>
    </style:style>
    <style:style style:name="T3" style:family="text">
      <style:text-properties fo:language="ru" fo:country="RU" officeooo:rsid="00154991"/>
    </style:style>
    <style:style style:name="T4" style:family="text">
      <style:text-properties officeooo:rsid="00171b5f"/>
    </style:style>
    <style:style style:name="T5" style:family="text">
      <style:text-properties fo:language="en" fo:country="US"/>
    </style:style>
    <style:style style:name="T6" style:family="text">
      <style:text-properties fo:language="ru" fo:country="RU" officeooo:rsid="00171b5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я работа № <text:span text:style-name="T1">9</text:span></text:p>
      <text:h text:style-name="P2" text:outline-level="1">Разработка и реализация языка программирования</text:h>
      <text:h text:style-name="P3" text:outline-level="2">Цель работы</text:h>
      <text:p text:style-name="P4">Дать студентам практический навык <text:span text:style-name="T2">разработки языков программирования<text:line-break/>с использованием языка программирования </text:span><text:span text:style-name="T1">Python, </text:span><text:span text:style-name="T3">в том числе:</text:span></text:p>
      <text:list xml:id="list2729780622" text:style-name="List_20_2">
        <text:list-item>
          <text:p text:style-name="Первая_20_строка_20_с_20_отступом_20__28_маркированный_29_">описани<text:span text:style-name="T4">е</text:span> языка программирования в расширенной форме Бэкуса – Наура (далее – РБНФ);</text:p>
        </text:list-item>
        <text:list-item>
          <text:p text:style-name="Первая_20_строка_20_с_20_отступом_20__28_маркированный_29_">разработки и создания компилятора программы, включающего лексический анализатор, синтаксический анализатор и генератор кода.</text:p>
        </text:list-item>
      </text:list>
      <text:h text:style-name="P3" text:outline-level="2">Постановка задачи</text:h>
      <text:list xml:id="list3865660641" text:style-name="Numbering_20_123">
        <text:list-item>
          <text:p text:style-name="P5">Составить описание существующего или собственного языка программирования в РБНФ, <text:span text:style-name="T4">в котором предусмотреть операции:</text:span></text:p>
        </text:list-item>
      </text:list>
      <text:list text:continue-list="list2729780622" text:style-name="List_20_2">
        <text:list-item>
          <text:p text:style-name="Первая_20_строка_20_с_20_отступом_20__28_маркированный_29_">вывод на экран;</text:p>
        </text:list-item>
        <text:list-item>
          <text:p text:style-name="Первая_20_строка_20_с_20_отступом_20__28_маркированный_29_">арифметические операции;</text:p>
        </text:list-item>
        <text:list-item>
          <text:p text:style-name="Первая_20_строка_20_с_20_отступом_20__28_маркированный_29_">переменные;</text:p>
        </text:list-item>
        <text:list-item>
          <text:p text:style-name="Первая_20_строка_20_с_20_отступом_20__28_маркированный_29_">бинарные операторы;</text:p>
        </text:list-item>
        <text:list-item>
          <text:p text:style-name="Первая_20_строка_20_с_20_отступом_20__28_маркированный_29_">унарные операторы;</text:p>
        </text:list-item>
        <text:list-item>
          <text:p text:style-name="Первая_20_строка_20_с_20_отступом_20__28_маркированный_29_">условия;</text:p>
        </text:list-item>
        <text:list-item>
          <text:p text:style-name="Первая_20_строка_20_с_20_отступом_20__28_маркированный_29_">циклы.</text:p>
        </text:list-item>
      </text:list>
      <text:list xml:id="list60019629117137" text:continue-list="list3865660641" text:style-name="Numbering_20_123">
        <text:list-item>
          <text:p text:style-name="P6">Разработать лексический анализатор, разделяющий текст программы<text:line-break/>на токены, для существующего или собственного языка программирования<text:line-break/>с использованием библиотеки <text:span text:style-name="T5">RPLY.</text:span></text:p>
        </text:list-item>
        <text:list-item>
          <text:p text:style-name="P7">Разработать синтаксический анализатор (парсер), создающий на основе списка токенов абстрактное синтаксической дерево, для существующего или собственного языка программирования.</text:p>
        </text:list-item>
        <text:list-item>
          <text:p text:style-name="P7">Разработать генератор кода, преобразующий абстрактное синтаксической дерево в промежуточное представление <text:span text:style-name="T5">LLVM (Low-Level Virtual Machine).</text:span></text:p>
        </text:list-item>
        <text:list-item>
          <text:p text:style-name="P8">Оформить отчет.</text:p>
        </text:list-item>
      </text:list>
      <text:h text:style-name="P9" text:outline-level="2"><text:soft-page-break/>Полезные ссылки</text:h>
      <text:list text:continue-numbering="true" text:style-name="Numbering_20_123">
        <text:list-item text:start-value="1">
          <text:p text:style-name="P10"><text:a xlink:type="simple" xlink:href="https://ru.wikipedia.org/wiki/Расширенная_форма_Бэкуса_—_Наура" text:style-name="Internet_20_link" text:visited-style-name="Visited_20_Internet_20_Link"><text:span text:style-name="T6">Расширенная Бэкус – Наурова форма</text:span></text:a><text:span text:style-name="T6">.</text:span></text:p>
        </text:list-item>
        <text:list-item>
          <text:p text:style-name="Первая_20_строка_20_с_20_отступом_20__28_нумерованный_29_"><text:a xlink:type="simple" xlink:href="https://tomassetti.me/ebnf/" text:style-name="Internet_20_link" text:visited-style-name="Visited_20_Internet_20_Link">EBNF: How to Describe the Grammar of a Language</text:a>.</text:p>
        </text:list-item>
        <text:list-item>
          <text:p text:style-name="Первая_20_строка_20_с_20_отступом_20__28_нумерованный_29_"><text:a xlink:type="simple" xlink:href="https://llvm.org/docs/LangRef.html" text:style-name="Internet_20_link" text:visited-style-name="Visited_20_Internet_20_Link">LLVM Language Reference Manual</text:a>.</text:p>
        </text:list-item>
        <text:list-item>
          <text:p text:style-name="Первая_20_строка_20_с_20_отступом_20__28_нумерованный_29_"><text:a xlink:type="simple" xlink:href="https://rply.readthedocs.io/en/latest/" text:style-name="Internet_20_link" text:visited-style-name="Visited_20_Internet_20_Link">RPLY</text:a>.</text:p>
        </text:list-item>
        <text:list-item>
          <text:p text:style-name="P11"><text:a xlink:type="simple" xlink:href="https://ru.wikipedia.org/wiki/Лексический_анализ" text:style-name="Internet_20_link" text:visited-style-name="Visited_20_Internet_20_Link">Лексический анализатор</text:a>.</text:p>
        </text:list-item>
        <text:list-item>
          <text:p text:style-name="P11"><text:a xlink:type="simple" xlink:href="https://ru.wikipedia.org/wiki/Синтаксический_анализ" text:style-name="Internet_20_link" text:visited-style-name="Visited_20_Internet_20_Link">Синтаксический анализ</text:a>.</text:p>
        </text:list-item>
        <text:list-item>
          <text:p text:style-name="P11"><text:a xlink:type="simple" xlink:href="https://ru.wikipedia.org/wiki/Абстрактное_синтаксическое_дерево" text:style-name="Internet_20_link" text:visited-style-name="Visited_20_Internet_20_Link">Абстрактное синтаксическое дерево</text:a>.</text:p>
        </text:list-item>
        <text:list-item>
          <text:p text:style-name="P11"><text:a xlink:type="simple" xlink:href="https://ru.wikipedia.org/wiki/Кодогенерация" text:style-name="Internet_20_link" text:visited-style-name="Visited_20_Internet_20_Link">Кодогенерация</text:a>.</text:p>
        </text:list-item>
        <text:list-item>
          <text:p text:style-name="P11"><text:a xlink:type="simple" xlink:href="https://en.wikipedia.org/wiki/Intermediate_representation" text:style-name="Internet_20_link" text:visited-style-name="Visited_20_Internet_20_Link">Промежуточное представление программного кода</text:a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/>
    </style:style>
    <style:style style:name="Heading" style:family="paragraph" style:parent-style-name="Standard" style:next-style-name="Text_20_body" style:class="chapter" style:master-page-name="">
      <style:paragraph-properties fo:margin-top="0cm" fo:margin-bottom="0cm" style:contextual-spacing="false" fo:text-align="center" style:justify-single-word="false" style:page-number="auto" fo:keep-with-next="always"/>
      <style:text-properties style:font-name="Liberation Serif1" fo:font-family="'Liberation Serif'" style:font-style-name="Жирный" style:font-family-generic="roman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Верхний_20_колонтитул_20_по_20_центру" style:display-name="Верхний колонтитул по центру" style:family="paragraph" style:parent-style-name="Header">
      <style:paragraph-properties fo:text-align="center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1.251cm" style:auto-text-indent="false"/>
    </style:style>
    <style:style style:name="Первая_20_строка_20_с_20_отступом_20__28_маркированный_29_" style:display-name="Первая строка с отступом (маркированный)" style:family="paragraph" style:parent-style-name="First_20_line_20_indent" style:list-style-name="List_20_2"/>
    <style:style style:name="Первая_20_строка_20_с_20_отступом_20__28_нумерованный_29_" style:display-name="Первая строка с отступом (нумерованный)" style:family="paragraph" style:parent-style-name="First_20_line_20_indent" style:list-style-name="Numbering_20_123"/>
    <style:style style:name="Footnote" style:family="paragraph" style:parent-style-name="Standard" style:class="extra" style:master-page-name="">
      <style:paragraph-properties fo:margin-left="0cm" fo:margin-right="0cm" fo:text-align="justify" style:justify-single-word="false" fo:text-indent="1.251cm" style:auto-text-indent="false" style:page-number="auto" text:number-lines="false" text:line-number="0"/>
      <style:text-properties fo:font-size="12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Верхний_20_колонтитул_20_по_20_центру"><text:page-number text:select-page="current">2</text:page-number></text:p>
      </style:head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6T06:01:26.391414900</meta:creation-date>
    <meta:editing-duration>PT35M54S</meta:editing-duration>
    <meta:editing-cycles>6</meta:editing-cycles>
    <meta:generator>LibreOffice/25.8.1.1$Windows_X86_64 LibreOffice_project/54047653041915e595ad4e45cccea684809c77b5</meta:generator>
    <dc:title>my_default</dc:title>
    <dc:date>2025-10-25T06:00:19.273175600</dc:date>
    <meta:document-statistic meta:table-count="0" meta:image-count="0" meta:object-count="0" meta:page-count="2" meta:paragraph-count="30" meta:word-count="184" meta:character-count="1453" meta:non-whitespace-character-count="1319"/>
    <meta:template xlink:type="simple" xlink:actuate="onRequest" xlink:title="my_default" xlink:href="../../../AppData/Roaming/LibreOffice/4/user/template/my_default.ott" meta:date="2025-09-06T06:01:25.350303800"/>
  </office:meta>
</office:document-meta>
</file>